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language="fr" fo:country="FR" fo:font-weight="normal" style:font-weight-asian="normal" style:font-weight-complex="normal"/>
    </style:style>
    <style:style style:name="P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noslam</text:p>
      <text:p text:style-name="P1">Une seule camera incontrollée.</text:p>
      <text:p text:style-name="P1">Créer une carte en ligne sparse et persistent. </text:p>
      <text:p text:style-name="P1">Caméra n'est pas considérée comme une centre des recherches de slam. Malgré que la caméra est compacte, accurate, noninvasive, et bien-compris, bon marché, et ubiquitous. Mais, il est difficile à construire une carte dans une longue terme en « real-time » à partir de point d'intérêts extraits de l'image car la rate de donnée d'une caméra est beaucoup plus haute que celle de l'autre senseur.</text:p>
      <text:p text:style-name="P1">Des recherches de vision concentre à une champ SFM (Structure from motion)1,2,3. Cad analyser une séquence des images pour produire une reconstruction de trajectoire de robot et structure de la scène observée. Mais cette méthode est bien pour une séquence courte de l'image.</text:p>
      <text:p text:style-name="P1">L'auteur concentre à faire la localisation comme un travail principal. La carte est construire mais c'est sparse et optimisée dans la processus de localisation.</text:p>
      <text:p text:style-name="P1">Pe comparable avec SFM.</text:p>
      <text:p text:style-name="P1"><text:span text:style-name="T1">Méthode</text:span> </text:p>
      <text:p text:style-name="P2">Carte 3D probabiliste</text:p>
      <text:p text:style-name="P1">11</text:p>
      <text:p text:style-name="P1">Carte réprésente l'estimation courante de l'état de caméra et les points d'intérêts et encore l'incertitude de cette estimation. La carte est initialisé au début et mise à jour par la méthode EKF à chaque fois de la motion de robot et son observation. </text:p>
      <text:p text:style-name="P2">Point d'intérêt visuel naturel</text:p>
      <text:p text:style-name="P1">On a choisi des larges patches de l'image comme les points de repères naturel 5,7. On détecte les patchs par utilisation une technique mentionné dans 43.</text:p>
      <text:p text:style-name="P2">Initialisation du système</text:p>
      <text:p text:style-name="P1">Dans l'initialisation de slam, le robot ne connait rien dans l'environnement. Mais, dans ce cas, on aide le robot par ajouter une petite information sur l'environnement. C'est souvent 4 points de repères avec leurs positions.</text:p>
      <text:p text:style-name="P2">Motion modèle et prédiction</text:p>
      <text:p text:style-name="P3">étape de prédiction et mettre à jour</text:p>
      <text:p text:style-name="P3">On considère que la caméra se déplace avec une vitesse de motion et motion angulaire constant.</text:p>
      <text:p text:style-name="P3">On cherche des patches template pour l'estimation de position de l'image 45 en utilisant les faits de correspondance. Pour augmenter la vitesse de cherche, on calcule une prédiction la position de point d'intérêt et l'incertitude de cette prédiction.</text:p>
      <text:p text:style-name="P2">Active feature mesurement and map update</text:p>
      <text:p text:style-name="P2"/>
      <text:p text:style-name="P2">Feature initialisation</text:p>
      <text:p text:style-name="P1">D'après l'identification et la mesure première de point d'intérêt, on crée une ligne 3D sur le carte sur laquelle est le point d'intérêt. C'est une ligne à partir de la position estimée vers la direction d'observation de point d'intérêts. Un ensemble d'hypothèses de point d'intérêts est distribué sur cette ligne. En suite, on calcule une approximation de la profond de ce point d'intérêt. En fin, on construire ce point d'intérêt en forme plein avec une réprésentation Gaussienne. </text:p>
      <text:p text:style-name="P1">Cette méthode de l'initialisation a été mentionnée dans 5,46,47,42 </text:p>
      <text:p text:style-name="P2">Gestion de carte</text:p>
      <text:p text:style-name="P1">Gestion de carte est de gérer le nombre de points d'intérêts et déterminer quand on peut ajouter un nouveau point d'intérêt ou supprimer un point d'intérêt de la carte. On essaie de maintenir le nombre de point d'intérêts « visible » est proche une valeur prédéterminée. La visibilité de point d'intérêt est estimé par la distance relative de caméra et ce point, et la position de caméra au temps de l'initialisation de ce point. Le point d'intérêt doit être dans l'image et la caméra doit se placer pas trop loin. </text:p>
      <text:p text:style-name="P1">Un point d'intérêt est ajouté si le nombre de point d'intérêts « visible » est plus petit qu'un seuil.</text:p>
      <text:p text:style-name="P1">Un point d'intérêt est supprimé si le nombre d'essai failure de le détecter et le faire correspondance est plus petit qu'un nombre prédéterminé.</text:p>
      <text:p text:style-name="P2">Estimation de l'orientation de point d'intérêt</text:p>
      <text:p text:style-name="P1"><text:soft-page-break/>L'orientation de chaque point d'intérêt est estimée comme la mention dans 48.</text:p>
      <text:p text:style-name="P1"/>
      <text:p text:style-name="P1">Devient opensource</text:p>
      <text:p text:style-name="P1"/>
      <text:p text:style-name="Standard">REFERENCES</text:p>
      <text:p text:style-name="Standard">[1] A.W. Fitzgibbon and A. Zisserman, “Automatic Camera Recovery<office:annotation><dc:creator>Thuan </dc:creator><dc:date>2009-12-19T10:28:45</dc:date><text:p text:style-name="P4"><text:span text:style-name="T2">Structure from motion 1,2,3</text:span></text:p></office:annotation></text:p>
      <text:p text:style-name="Standard">for Closed or Open Image Sequences,” Proc. European Conf.</text:p>
      <text:p text:style-name="Standard">Computer Vision, pp. 311-326, June 1998.</text:p>
      <text:p text:style-name="Standard">14 IEEE TRANSACTIONS ON PATTERN ANALYSIS AND MACHINE INTELLIGENCE, VOL. 29, NO. 6, JUNE 2007</text:p>
      <text:p text:style-name="Standard">[2] M. Pollefeys, R. Koch, and L.V. Gool, “Self-Calibration and Metric</text:p>
      <text:p text:style-name="Standard">Reconstruction in Spite of Varying and Unknown Internal Camera</text:p>
      <text:p text:style-name="Standard">Parameters,” Proc. Sixth Int’l Conf. Computer Vision, pp. 90-96, 1998.</text:p>
      <text:p text:style-name="Standard">[3] “2d3 Web Based Literature,” URL http://www.2d3.com/, 2005.</text:p>
      <text:p text:style-name="Standard">[4] A. Rahimi, L.P. Morency, and T. Darrell, “Reducing Drift in</text:p>
      <text:p text:style-name="Standard">Parametric Motion Tracking,” Proc. Eighth Int’l Conf. Computer</text:p>
      <text:p text:style-name="Standard">Vision, pp. 315-322, 2001.</text:p>
      <text:p text:style-name="Standard">[5] A.J. Davison, “Real-Time Simultaneous Localisation and Mapping</text:p>
      <text:p text:style-name="Standard">with a Single Camera,” Proc. Ninth Int’l Conf. Computer Vision, 2003.</text:p>
      <text:p text:style-name="Standard">[6] A.J. Davison, Y.G. Cid, and N. Kita, “Real-Time 3D SLAM with</text:p>
      <text:p text:style-name="Standard">Wide-Angle Vision,” Proc. IFAC Symp. Intelligent Autonomous<office:annotation><dc:creator>Thuan </dc:creator><dc:date>2009-12-19T11:27:34</dc:date><text:p text:style-name="P4"><text:span text:style-name="T2">Mainly conduire monoslam</text:span></text:p></office:annotation></text:p>
      <text:p text:style-name="Standard">Vehicles, July 2004.</text:p>
      <text:p text:style-name="Standard">[7] N.D. Molton, A.J. Davison, and I.D. Reid, “Locally Planar Patch</text:p>
      <text:p text:style-name="Standard">Features for Real-Time Structure from Motion,” Proc. 15th British</text:p>
      <text:p text:style-name="Standard">Machine Vision Conf., 2004.<office:annotation><dc:creator>Thuan </dc:creator><dc:date>2010-01-03T13:54:28</dc:date><text:p text:style-name="P5"><text:span text:style-name="T3">Large image patch for matching rather than standard coins.</text:span></text:p></office:annotation></text:p>
      <text:p text:style-name="Standard">[8] C.G. Harris and J.M. Pike, “3D Positional Integration from Image<office:annotation><dc:creator>Thuan </dc:creator><dc:date>2009-12-19T11:30:06</dc:date><text:p text:style-name="P4"><text:span text:style-name="T2">DROID systeme is grandfather of monoslam</text:span></text:p></office:annotation></text:p>
      <text:p text:style-name="Standard">Sequences,” Proc. Third Alvey Vision Conf., pp. 233-236, 1987.</text:p>
      <text:p text:style-name="Standard">[9] N. Ayache, Artificial Vision for Mobile Robots: Stereo Vision and</text:p>
      <text:p text:style-name="Standard">Multisensory Perception. MIT Press, 1991.<office:annotation><dc:creator>Thuan </dc:creator><dc:date>2009-12-19T11:34:28</dc:date><text:p text:style-name="P4"><text:span text:style-name="T2">Un calibrated géométrical framework 9,10</text:span></text:p></office:annotation></text:p>
      <text:p text:style-name="Standard">[10] P.A. Beardsley, I.D. Reid, A. Zisserman, and D.W. Murray,</text:p>
      <text:p text:style-name="Standard">“Active Visual Navigation Using Non-Metric Structure,” Proc.</text:p>
      <text:p text:style-name="Standard">Fifth Int’l Conf. Computer Vision, pp. 58-65, 1995.</text:p>
      <text:p text:style-name="Standard">[11] R. Smith, M. Self, and P. Cheeseman, “A Stochastic Map for</text:p>
      <text:p text:style-name="Standard">Uncertain Spatial Relationships,” Proc. Fourth Int’l Symp. Robotics<office:annotation><dc:creator>Thuan </dc:creator><dc:date>2009-12-24T16:47:15</dc:date><text:p text:style-name="P6"><text:span text:style-name="T2">Probalistic map</text:span></text:p></office:annotation></text:p>
      <text:p text:style-name="Standard">Research, 1987.</text:p>
      <text:p text:style-name="Standard">[12] P. Moutarlier and R. Chatila, “Stochastic Multisensory Data</text:p>
      <text:p text:style-name="Standard">Fusion for Mobile Robot Location and Environement Modelling,”</text:p>
      <text:p text:style-name="Standard">Proc. Int’l Symp. Robotics Research, 1989.</text:p>
      <text:p text:style-name="Standard">[13] J.J. Leonard, “Directed Sonar Sensing for Mobile Robot Navigation,”</text:p>
      <text:p text:style-name="Standard">PhD dissertation, Univ. of Oxford, 1990.</text:p>
      <text:p text:style-name="Standard">[14] J. Manyika, “An Information-Theoretic Approach to Data Fusion</text:p>
      <text:p text:style-name="Standard">and Sensor Management,” PhD dissertation, Univ. of Oxford, 1993.<office:annotation><dc:creator>Thuan </dc:creator><dc:date>2009-12-19T11:41:35</dc:date><text:p text:style-name="P6"><text:span text:style-name="T2">EKF 13-19</text:span></text:p></office:annotation></text:p>
      <text:p text:style-name="Standard">[15] S. Betge´-Brezetz, P. He´bert, R. Chatila, and M. Devy, “Uncertain</text:p>
      <text:p text:style-name="Standard">Map Making in Natural Environments,” Proc. IEEE Int’l Conf.</text:p>
      <text:p text:style-name="Standard">Robotics and Automation, 1996.</text:p>
      <text:p text:style-name="Standard">[16] M. Csorba, “Simultaneous Localisation and Mapping,” PhD</text:p>
      <text:p text:style-name="Standard">dissertation, Univ. of Oxford, 1997.</text:p>
      <text:p text:style-name="Standard">[17] J.A. Castellanos, “Mobile Robot Localization and Map Building: A</text:p>
      <text:p text:style-name="Standard">Multisensor Fusion Approach,” PhD dissertation, Universidad de</text:p>
      <text:p text:style-name="Standard">Zaragoza, Spain, 1998.</text:p>
      <text:p text:style-name="Standard">[18] A.J. Davison, “Mobile Robot Navigation Using Active Vision,”</text:p>
      <text:p text:style-name="Standard">PhD dissertation, Univ. of Oxford, 1998.</text:p>
      <text:p text:style-name="Standard"><text:soft-page-break/>[19] P.M. Newman, “On the Structure and Solution of the Simultaneous</text:p>
      <text:p text:style-name="Standard">Localization and Map Building Problem,” PhD dissertation,</text:p>
      <text:p text:style-name="Standard">Univ. of Sydney, 1999.</text:p>
      <text:p text:style-name="Standard">[20] M. Bosse, P. Newman, J. Leonard, M. Soika, W. Feiten, and S.</text:p>
      <text:p text:style-name="Standard">Teller, “An Atlas Framework for Scalable Mapping,” Proc. IEEE</text:p>
      <text:p text:style-name="Standard">Int’l Conf. Robotics and Automation, 2003.</text:p>
      <text:p text:style-name="Standard">[21] P.M. Newman and J.J. Leonard, “Consistent Convergent Constant<office:annotation><dc:creator>Thuan </dc:creator><dc:date>2009-12-19T11:43:22</dc:date><text:p text:style-name="P6"><text:span text:style-name="T2">Submapping strategies 20, 21 et Factorized PF 22</text:span></text:p></office:annotation></text:p>
      <text:p text:style-name="Standard">Time SLAM,” Proc. Int’l Joint Conf. Artificial Intelligence, 2003.</text:p>
      <text:p text:style-name="Standard">[22] M. Montemerlo, S. Thrun, D. Koller, and B. Wegbreit, “FastSLAM:</text:p>
      <text:p text:style-name="Standard">AFactored Solution to the Simultaneous Localization and Mapping</text:p>
      <text:p text:style-name="Standard">Problem,” Proc. AAAI Nat’l Conf. Artificial Intelligence, 2002.</text:p>
      <text:p text:style-name="Standard">[23] P.M. Newman, J.J. Leonard, J. Neira, and J. Tardo´ s, “Explore and</text:p>
      <text:p text:style-name="Standard">Return: Experimental Validation of Real Time Concurrent Mapping</text:p>
      <text:p text:style-name="Standard">and Localization,” Proc. IEEE Int’l Conf. Robotics and<office:annotation><dc:creator>Thuan </dc:creator><dc:date>2009-12-19T11:47:56</dc:date><text:p text:style-name="P6"><text:span text:style-name="T2">EKF extraire feature and insert into map</text:span></text:p></office:annotation></text:p>
      <text:p text:style-name="Standard">Automation, pp. 1802-1809, 2002.</text:p>
      <text:p text:style-name="Standard">[24] K. Konolige and J.-S. Gutmann, “Incremental Mapping of Large</text:p>
      <text:p text:style-name="Standard">Cyclic Environments,” Proc. Int’l Symp. Computational Intelligence</text:p>
      <text:p text:style-name="Standard">in Robotics and Automation, 1999.<office:annotation><dc:creator>Thuan </dc:creator><dc:date>2009-12-19T11:48:23</dc:date><text:p text:style-name="P6"><text:span text:style-name="T2">24,25 whole-scale overlapping scan and scan reference</text:span></text:p></office:annotation></text:p>
      <text:p text:style-name="Standard">[25] S. Thrun, W. Burgard, and D. Fox, “A Real-Time Algorithm for</text:p>
      <text:p text:style-name="Standard">Mobile Robot Mapping with Applications to Multi-Robot and 3D</text:p>
      <text:p text:style-name="Standard">Mapping,” Proc. IEEE Int’l Conf. Robotics and Automation, 2000.</text:p>
      <text:p text:style-name="Standard">[26] J. Neira, M.I. Ribeiro, and J.D. Tardos, “Mobile Robot Localisation</text:p>
      <text:p text:style-name="Standard">and Map Building Using Monocular Vision,” Proc. Int’l Symp.</text:p>
      <text:p text:style-name="Standard">Intelligent Robotics Systems, 1997.<office:annotation><dc:creator>Thuan </dc:creator><dc:date>2009-12-19T11:52:19</dc:date><text:p text:style-name="P6"><text:span text:style-name="T2">Vertical Segment 2D, 26</text:span></text:p></office:annotation></text:p>
      <text:p text:style-name="Standard">[27] A.J. Davison and D.W. Murray, “Mobile Robot Localisation Using</text:p>
      <text:p text:style-name="Standard">Active Vision,” Proc. Fifth European Conf. Computer Vision, pp. 809-</text:p>
      <text:p text:style-name="Standard">825, 1998.<office:annotation><dc:creator>Thuan </dc:creator><dc:date>2009-12-19T11:52:59</dc:date><text:p text:style-name="P6"><text:span text:style-name="T2">18,27,28; direct ancestor of monoslam</text:span></text:p></office:annotation></text:p>
      <text:p text:style-name="Standard">[28] A.J. Davison and D.W. Murray, “Simultaneous Localization and</text:p>
      <text:p text:style-name="Standard">Map-Building Using Active Vision,” IEEE Trans. Pattern Analysis</text:p>
      <text:p text:style-name="Standard">and Machine Intelligence, vol. 24, no. 7, pp. 865-880, July 2002.</text:p>
      <text:p text:style-name="Standard">[29] A.J. Davison and N. Kita, “3D Simultaneous Localisation and Map-</text:p>
      <text:p text:style-name="Standard">Building Using Active Vision for a Robot Moving on Undulating<office:annotation><dc:creator>Thuan </dc:creator><dc:date>2009-12-19T11:56:54</dc:date><text:p text:style-name="P6"><text:span text:style-name="T2">Robot localize while traversing nonplanar ramps by combining</text:span></text:p><text:p text:style-name="P6"><text:span text:style-name="T2">stereo vision with an inclinometer.</text:span></text:p><text:p text:style-name="P6"><text:span text:style-name="T2"/></text:p><text:p text:style-name="P6"><text:span text:style-name="T2"/></text:p></office:annotation></text:p>
      <text:p text:style-name="Standard">Terrain,” Proc. IEEE Conf. Computer Vision and Pattern Recognition,</text:p>
      <text:p text:style-name="Standard">2001.</text:p>
      <text:p text:style-name="Standard">[30] I. Jung and S. Lacroix, “High Resolution Terrain Mapping Using</text:p>
      <text:p text:style-name="Standard">Low Altitude Aerial Stereo Imagery,” Proc. Ninth Int’l Conf.</text:p>
      <text:p text:style-name="Standard">Computer Vision, 2003.<office:annotation><dc:creator>Thuan </dc:creator><dc:date>2009-12-19T11:59:15</dc:date><text:p text:style-name="P6"><text:span text:style-name="T2">30, apply vision slam in airship and terrain mapping</text:span></text:p></office:annotation></text:p>
      <text:p text:style-name="Standard">[31] J.H. Kim and S. Sukkarieh, “Airborne Simultaneous Localisation</text:p>
      <text:p text:style-name="Standard">and Map Building,” Proc. IEEE Int’l Conf. Robotics and Automation,<office:annotation><dc:creator>Thuan </dc:creator><dc:date>2009-12-19T12:03:03</dc:date><text:p text:style-name="P6"><text:span text:style-name="T2">Map form a dynamically maneuver AUV</text:span></text:p></office:annotation></text:p>
      <text:p text:style-name="Standard">pp. 406-411, 2003.</text:p>
      <text:p text:style-name="Standard">[32] M. Bosse, R. Rikoski, J. Leonard, and S. Teller, “Vanishing Points</text:p>
      <text:p text:style-name="Standard">and 3D Lines from Omnidirectional Video,” Proc. IEEE Int’l Conf.<office:annotation><dc:creator>Thuan </dc:creator><dc:date>2009-12-19T12:04:48</dc:date><text:p text:style-name="P6"><text:span text:style-name="T2">20, 32; Atlas omnidimentional and other capteur</text:span></text:p></office:annotation></text:p>
      <text:p text:style-name="Standard">Image Processing, 2002.</text:p>
      <text:p text:style-name="Standard">[33] R.M. Eustice, H. Singh, J.J. Leonard, M. Walter, and R. Ballard,</text:p>
      <text:p text:style-name="Standard">“Visually Navigating the RMS Titanic with SLAM Information</text:p>
      <text:p text:style-name="Standard">Filters,” Proc. Robotics: Science and Systems, 2005.<office:annotation><dc:creator>Thuan </dc:creator><dc:date>2009-12-19T12:07:14</dc:date><text:p text:style-name="P6"><text:span text:style-name="T2">Down-ward camera, underwater 33</text:span></text:p></office:annotation></text:p>
      <text:p text:style-name="Standard">[34] R. Sim, P. Elinas, M. Griffin, and J.J. Little, “Vision-Based SLAM</text:p>
      <text:p text:style-name="Standard">Using the Rao-Blackwellised Particle Filter,” Proc. IJCAI Workshop</text:p>
      <text:p text:style-name="Standard">Reasoning with Uncertainty in Robotics, 2005.<office:annotation><dc:creator>Thuan </dc:creator><dc:date>2009-12-19T12:08:12</dc:date><text:p text:style-name="P6"><text:span text:style-name="T2">34 Use SIFT in 35 and fastslam in 22</text:span></text:p></office:annotation></text:p>
      <text:p text:style-name="Standard">[35] D.G. Lowe, “Object Recognition from Local Scale-Invariant Features,”</text:p>
      <text:p text:style-name="Standard">Proc. Seventh Int’l Conf. Computer Vision, pp. 1150-1157, 1999.</text:p>
      <text:p text:style-name="Standard">[36] N. Karlsson, E.D. Bernardo, J. Ostrowski, L. Goncalves, P.</text:p>
      <text:p text:style-name="Standard"><text:soft-page-break/>Pirjanian, and M.E. Munich, “The vSLAM Algorithm for Robust<office:annotation><dc:creator>Thuan </dc:creator><dc:date>2009-12-19T12:11:33</dc:date><text:p text:style-name="P6"><text:span text:style-name="T2">Vslam use SIFT + slam algo for a connected map rather than a continuous map</text:span></text:p></office:annotation></text:p>
      <text:p text:style-name="Standard">Localization and Mapping,” Proc. IEEE Int’l Conf. Robotics and</text:p>
      <text:p text:style-name="Standard">Automation, 2005.</text:p>
      <text:p text:style-name="Standard">[37] P.F. McLauchlan and D.W. Murray, “A Unifying Framework for</text:p>
      <text:p text:style-name="Standard">Structure and Motion Recovery from Image Sequences,” Proc. Fifth<office:annotation><dc:creator>Thuan </dc:creator><dc:date>2009-12-19T12:16:57</dc:date><text:p text:style-name="P6"><text:span text:style-name="T2">VSDF real-time camera tracking, non demonstrate long-term tracking and loop closing; 37</text:span></text:p></office:annotation></text:p>
      <text:p text:style-name="Standard">Int’l Conf. Computer Vision, 1995.</text:p>
      <text:p text:style-name="Standard">[38] A. Chiuso, P. Favaro, H. Jin, and S. Soatto, ““MFm”: 3-D Motion</text:p>
      <text:p text:style-name="Standard">from 2-D Motion Causally Integrated over Time,” Proc. Sixth</text:p>
      <text:p text:style-name="Standard">European Conf. Computer Vision, 2000.<office:annotation><dc:creator>Thuan </dc:creator><dc:date>2009-12-19T12:20:01</dc:date><text:p text:style-name="P6"><text:span text:style-name="T2">EKF, small group objets, small camera motion; 38</text:span></text:p></office:annotation></text:p>
      <text:p text:style-name="Standard">[39] D. Niste´r, O. Naroditsky, and J. Bergen, “Visual Odometry,” Proc.</text:p>
      <text:p text:style-name="Standard">IEEE Conf. Computer Vision and Pattern Recognition, 2004.<office:annotation><dc:creator>Thuan </dc:creator><dc:date>2009-12-19T12:23:36</dc:date><text:p text:style-name="P6"><text:span text:style-name="T2">Frame to frame matching can't rerecognize after period of neglect(sao lang)</text:span></text:p></office:annotation></text:p>
      <text:p text:style-name="Standard">[40] E. Foxlin, “Generalized Architecture for Simultaneous Localization,</text:p>
      <text:p text:style-name="Standard">Auto-Calibration and Map-Building,” Proc. IEEE/RSJ Conf.</text:p>
      <text:p text:style-name="Standard">Intelligent Robots and Systems, 2002.<office:annotation><dc:creator>Thuan </dc:creator><dc:date>2009-12-19T12:27:01</dc:date><text:p text:style-name="P6"><text:span text:style-name="T2">Single camera, fiducial (chuan, an toan) marker 40</text:span></text:p></office:annotation></text:p>
      <text:p text:style-name="Standard">[41] D. Burschka and G.D. Hager, “V-GPS(SLAM): Vision-Based</text:p>
      <text:p text:style-name="Standard">Inertial System for Mobile Robots,” Proc. IEEE Int’l Conf. Robotics</text:p>
      <text:p text:style-name="Standard">and Automation, 2004.<office:annotation><dc:creator>Thuan </dc:creator><dc:date>2009-12-19T12:30:02</dc:date><text:p text:style-name="P6"><text:span text:style-name="T2">Small scale, neglect estimate correlation, long time period is doubtful (nghi ngo, ko chac)</text:span></text:p></office:annotation></text:p>
      <text:p text:style-name="Standard">[42] E. Eade and T. Drummond, “Scalable Monocular SLAM,” Proc.</text:p>
      <text:p text:style-name="Standard">IEEE Conf. Computer Vision and Pattern Recognition, 2006.<office:annotation><dc:creator>Thuan </dc:creator><dc:date>2009-12-24T17:34:07</dc:date><text:p text:style-name="P6"><text:span text:style-name="T2">Variant of FastSlam with large feature</text:span></text:p></office:annotation></text:p>
      <text:p text:style-name="Standard">[43] J. Shi and C. Tomasi, “Good Features to Track,” Proc. IEEE Conf.</text:p>
      <text:p text:style-name="Standard">Computer Vision and Pattern Recognition, pp. 593-600, 1994.<office:annotation><dc:creator>Thuan </dc:creator><dc:date>2010-01-03T13:58:53</dc:date><text:p text:style-name="P5"><text:span text:style-name="T3">Détecter les patch de images à traquer</text:span></text:p><text:p text:style-name="P5"><text:span text:style-name="T3"/></text:p></office:annotation></text:p>
      <text:p text:style-name="Standard">[44] R. Swaminathan and S.K. Nayar, “Nonmetric Calibration of Wide-</text:p>
      <text:p text:style-name="Standard">Angle Lenses and Polycameras,” IEEE Trans. Pattern Analysis and</text:p>
      <text:p text:style-name="Standard">Machine Intelligence, vol. 22, no. 10, pp. 1172-1178, 2000.</text:p>
      <text:p text:style-name="Standard">[45] A.J. Davison, “Active Search for Real-Time Vision,” Proc. 10th Int’l</text:p>
      <text:p text:style-name="Standard">Conf. Computer Vision, 2005.</text:p>
      <text:p text:style-name="Standard">[46] J. Sola`, M. Devy, A. Monin, and T. Lemaire, “Undelayed</text:p>
      <text:p text:style-name="Standard">Initialization in Bearing Only SLAM,” Proc. IEEE/RSJ Conf.</text:p>
      <text:p text:style-name="Standard">Intelligent Robots and Systems, 2005.<office:annotation><dc:creator>Thuan </dc:creator><dc:date>2010-01-03T16:29:55</dc:date><text:p text:style-name="P5"><text:span text:style-name="T3">5,46,47,42 point d'intéret initialisation</text:span></text:p></office:annotation></text:p>
      <text:p text:style-name="Standard">[47] J.M.M. Montiel, J. Civera, and A.J. Davison, “Unified Inverse</text:p>
      <text:p text:style-name="Standard">Depth Parametrization for Monocular SLAM,” Proc. Robotics:</text:p>
      <text:p text:style-name="Standard">Science and Systems, 2006.</text:p>
      <text:p text:style-name="Standard">[48] H. Jin, P. Favaro, and S. Soatto, “A Semi-Direct Approach to</text:p>
      <text:p text:style-name="Standard">Structure from Motion,” The Visual Computer, vol. 19, no. 6, pp. 377-<office:annotation><dc:creator>Thuan </dc:creator><dc:date>2010-01-03T17:29:16</dc:date><text:p text:style-name="P5"><text:span text:style-name="T3">Estimer l'orientation de point d'interet</text:span></text:p></office:annotation></text:p>
      <text:p text:style-name="Standard">394, 2003.</text:p>
      <text:p text:style-name="Standard">[49] N.D. Molton, A.J. Davison, and I.D. Reid, “Parameterisation and</text:p>
      <text:p text:style-name="Standard">Probability in Image Alignment,” Proc. Asian Conf. Computer Vision,</text:p>
      <text:p text:style-name="Standard">2004.</text:p>
      <text:p text:style-name="Standard">[50] S. Baker and I. Matthews, “Lucas-Kanade 20 Years on: A Unifying</text:p>
      <text:p text:style-name="Standard">Framework: Part 1,” Int’l J. Computer Vision, vol. 56, no. 3, pp. 221-</text:p>
      <text:p text:style-name="Standard">255, 2004.</text:p>
      <text:p text:style-name="Standard">[51] V. Lepetit and P. Fua, “Monocular Model-Based 3D Tracking of</text:p>
      <text:p text:style-name="Standard">Rigid Objects: A Survey,” Foundations and Trends in Computer</text:p>
      <text:p text:style-name="Standard">Graphics and Vision, vol. 1, no. 1, pp. 1-89, Oct. 2005.</text:p>
      <text:p text:style-name="Standard">[52] K. Kaneko, F. Kanehiro, S. Kajita, H. Hirukawa, T. Kawasaki, M.</text:p>
      <text:p text:style-name="Standard">Hirata, K. Akachi, and T. Isozumi, “Humanoid Robot HRP-2,”</text:p>
      <text:p text:style-name="Standard">Proc. IEEE Int’l Conf. Robotics and Automation, 2004.</text:p>
      <text:p text:style-name="Standard">[53] Y. Takaoka, Y. Kida, S. Kagami, H. Mizoguchi, and T. Kanade,</text:p>
      <text:p text:style-name="Standard">“3D Map Building for a Humanoid Robot by Using Visual</text:p>
      <text:p text:style-name="Standard">Odometry,” Proc. IEEE Int’l Conf. Systems, Man, and Cybernetics,</text:p>
      <text:p text:style-name="Standard">pp. 4444-4449, 2004.</text:p>
      <text:p text:style-name="Standard">[54] K. Sabe, M. Fukuchi, J.-S. Gutmann, T. Ohashi, K. Kawamoto, and T.</text:p>
      <text:p text:style-name="Standard"><text:soft-page-break/>Yoshigahara, “Obstacle Avoidance and Path Planning for Humanoid</text:p>
      <text:p text:style-name="Standard">Robots Using Stereo Vision,” Proc. IEEE Int’l Conf. Robotics and</text:p>
      <text:p text:style-name="Standard">Automation, 2004.</text:p>
      <text:p text:style-name="Standard">[55] P.M. Newman and K. Ho, “SLAM Loop-Closing with Visually</text:p>
      <text:p text:style-name="Standard">Salient Features,” Proc. IEEE Int’l Conf. Robotics and Automation,</text:p>
      <text:p text:style-name="Standard">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09-12-19T10:28:28</meta:creation-date>
    <dc:date>2010-01-03T18:21:13</dc:date>
    <dc:creator>Thuan </dc:creator>
    <meta:editing-duration>PT08H47M55S</meta:editing-duration>
    <meta:editing-cycles>41</meta:editing-cycles>
    <meta:generator>OpenOffice.org/3.1$Linux OpenOffice.org_project/310m19$Build-9420</meta:generator>
    <meta:document-statistic meta:table-count="0" meta:image-count="0" meta:object-count="0" meta:page-count="5" meta:paragraph-count="187" meta:word-count="1924" meta:character-count="12234"/>
  </office:meta>
</office:document-meta>
</file>